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2e4a"/>
    </style:style>
    <style:style style:name="P2" style:family="paragraph" style:parent-style-name="Standard">
      <style:text-properties officeooo:paragraph-rsid="000a1507"/>
    </style:style>
    <style:style style:name="P3" style:family="paragraph" style:parent-style-name="Standard">
      <style:text-properties officeooo:paragraph-rsid="000ae927"/>
    </style:style>
    <style:style style:name="P4" style:family="paragraph" style:parent-style-name="Standard">
      <style:text-properties officeooo:rsid="000ae927" officeooo:paragraph-rsid="000ae927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92e4a" style:font-size-asian="24pt" style:font-size-complex="24pt"/>
    </style:style>
    <style:style style:name="T3" style:family="text">
      <style:text-properties fo:font-size="24pt" officeooo:rsid="000ae927" style:font-size-asian="24pt" style:font-size-complex="24pt"/>
    </style:style>
    <style:style style:name="T4" style:family="text">
      <style:text-properties officeooo:rsid="00092e4a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ae927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ae927" style:font-size-asian="10.5pt" style:font-weight-asian="normal" style:font-size-complex="12pt" style:font-weight-complex="normal"/>
    </style:style>
    <style:style style:name="T9" style:family="text">
      <style:text-properties officeooo:rsid="00097988"/>
    </style:style>
    <style:style style:name="T10" style:family="text">
      <style:text-properties fo:font-size="15pt" fo:font-weight="normal" officeooo:rsid="00097988" style:font-size-asian="15pt" style:font-weight-asian="normal" style:font-size-complex="15pt" style:font-weight-complex="normal"/>
    </style:style>
    <style:style style:name="T11" style:family="text">
      <style:text-properties officeooo:rsid="000ae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I</text:span></text:span><text:span text:style-name="Strong_20_Emphasis"><text:span text:style-name="T1">magem Docker</text:span></text:span></text:p>
      <text:p text:style-name="Standard"/>
      <text:p text:style-name="Standard">Uma <text:span text:style-name="Strong_20_Emphasis">imagem Docker</text:span> é como uma <text:span text:style-name="Strong_20_Emphasis">classe Java</text:span>: define tudo que um container precisa para ser executado, mas por si só não faz nada.<text:line-break/>Um <text:span text:style-name="Strong_20_Emphasis">container Docker</text:span> é como uma <text:span text:style-name="Strong_20_Emphasis">instância (objeto)</text:span> criada com <text:span text:style-name="Source_20_Text">new</text:span>: executa de fato o que foi definido na imagem. </text:p>
      <text:p text:style-name="Standard"/>
      <text:p text:style-name="Standard"/>
      <text:p text:style-name="P1"><text:span text:style-name="Strong_20_Emphasis"><text:span text:style-name="T2">WSL (Windows Subsystem for Linux)</text:span></text:span></text:p>
      <text:p text:style-name="P1"><text:span text:style-name="Strong_20_Emphasis"><text:span text:style-name="T7"/></text:span></text:p>
      <text:p text:style-name="Standard"><text:span text:style-name="T4">No </text:span>Windows PowerShell <text:span text:style-name="T4">(como administrador) e com a </text:span><text:span text:style-name="T9">v</text:span><text:span text:style-name="T4">irtual machine </text:span><text:span text:style-name="T9">habilitada</text:span><text:span text:style-name="T4">:</text:span></text:p>
      <text:p text:style-name="Standard"/>
      <text:p text:style-name="Standard"><text:tab/><text:span text:style-name="T10">wsl --install</text:span></text:p>
      <text:p text:style-name="Standard"><text:span text:style-name="T10"/></text:p>
      <text:p text:style-name="P2"><text:span text:style-name="Strong_20_Emphasis"><text:span text:style-name="T3">Comandos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<text:tab/></text:span></text:span><text:span text:style-name="Strong_20_Emphasis"><text:span text:style-name="T8">docker --version</text:span></text:span></text:p>
      <text:p text:style-name="Standard"><text:tab/>docker container ls // <text:span text:style-name="T11">lista a todos os containers (“ls” == list)</text:span></text:p>
      <text:p text:style-name="P3"><text:tab/>docker <text:span text:style-name="T11">image</text:span> ls // <text:span text:style-name="T11">lista a todas as imagens (“ls” == list)</text:span></text:p>
      <text:p text:style-name="P4"><text:tab/>docker run <text:s/>nginx:latest /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8T14:36:28.824000000</meta:creation-date>
    <dc:date>2025-08-08T15:30:32.601000000</dc:date>
    <meta:editing-duration>PT22M10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0" meta:word-count="97" meta:character-count="555" meta:non-whitespace-character-count="463"/>
  </office:meta>
</office:document-meta>
</file>